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5.375cm"/>
    </style:style>
    <style:style style:name="pr8" style:family="presentation" style:parent-style-name="Default-outline1">
      <style:graphic-properties fo:min-height="13.878cm"/>
    </style:style>
    <style:style style:name="pr9" style:family="presentation" style:parent-style-name="Default-outline1">
      <style:graphic-properties draw:textarea-vertical-align="middle" draw:auto-grow-height="true" fo:min-height="14.433cm"/>
    </style:style>
    <style:style style:name="pr10" style:family="presentation" style:parent-style-name="Default-outline1">
      <style:graphic-properties draw:textarea-vertical-align="middle" fo:min-height="13.859cm"/>
    </style:style>
    <style:style style:name="pr11" style:family="presentation" style:parent-style-name="Default-outline1">
      <style:graphic-properties fo:min-height="14.111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4" style:family="paragraph">
      <style:paragraph-properties fo:margin-top="0cm" fo:margin-bottom="0cm" style:text-autospace="none"/>
    </style:style>
    <style:style style:name="P5" style:family="paragraph">
      <style:paragraph-properties fo:margin-top="0cm" fo:margin-bottom="0cm"/>
      <style:text-properties fo:font-size="16pt" style:font-size-asian="16pt" style:font-size-complex="16pt"/>
    </style:style>
    <style:style style:name="P6" style:family="paragraph">
      <style:paragraph-properties fo:margin-top="0cm" fo:margin-bottom="0cm"/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style:text-autospace="none"/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P9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P10" style:family="paragraph">
      <style:paragraph-properties fo:margin-top="0cm" fo:margin-bottom="0cm"/>
      <style:text-properties fo:font-family="Consolas" style:font-style-name="Italic" style:font-family-generic="modern" style:font-pitch="fixed" fo:font-size="16pt" style:font-size-asian="16pt" style:font-size-complex="16pt"/>
    </style:style>
    <style:style style:name="P11" style:family="paragraph">
      <style:paragraph-properties fo:margin-top="0cm" fo:margin-bottom="0cm"/>
      <style:text-properties fo:font-size="20pt" style:font-size-asian="20pt" style:font-size-complex="20pt"/>
    </style:style>
    <style:style style:name="P12" style:family="paragraph">
      <style:paragraph-properties fo:margin-top="0cm" fo:margin-bottom="0cm" style:text-autospace="none"/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P13" style:family="paragraph">
      <style:paragraph-properties fo:margin-top="0cm" fo:margin-bottom="0cm" style:text-autospace="none"/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P14" style:family="paragraph">
      <style:paragraph-properties fo:margin-top="0cm" fo:margin-bottom="0cm" style:text-autospace="none"/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5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1" style:family="text">
      <style:text-properties fo:color="#00808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" style:family="text">
      <style:text-properties fo:color="#3f7f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3" style:family="text"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" style:family="text">
      <style:text-properties fo:color="#7f00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" style:family="text">
      <style:text-properties fo:color="#2a00ff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7" style:family="text">
      <style:text-properties fo:color="#000000" fo:font-family="Consolas" style:font-family-generic="swiss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8" style:family="text">
      <style:text-properties fo:color="#7f0055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9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0" style:family="text">
      <style:text-properties fo:color="#000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1" style:family="text"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2" style:family="text">
      <style:text-properties fo:color="#00000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3" style:family="text">
      <style:text-properties fo:color="#0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4" style:family="text">
      <style:text-properties fo:color="#00008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5" style:family="text"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6" style:family="text">
      <style:text-properties fo:color="#6a3e3e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7" style:family="text">
      <style:text-properties fo:color="#6a3e3e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8" style:family="text">
      <style:text-properties fo:color="#000000" fo:font-family="Consolas" style:font-family-generic="swiss" style:font-pitch="fixed" fo:font-size="26pt" fo:font-style="italic" style:font-family-asian="Consolas" style:font-family-generic-asian="swiss" style:font-pitch-asian="fixed" style:font-size-asian="26pt" style:font-style-asian="italic" style:font-family-complex="Consolas" style:font-family-generic-complex="swiss" style:font-pitch-complex="fixed" style:font-size-complex="26pt" style:font-style-complex="italic"/>
    </style:style>
    <style:style style:name="T19" style:family="text">
      <style:text-properties fo:color="#008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0" style:family="text">
      <style:text-properties fo:color="#0066cc" fo:font-family="Consolas" style:font-style-name="Italic" style:font-family-generic="modern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1" style:family="text">
      <style:text-properties fo:color="#ff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2" style:family="text">
      <style:text-properties fo:color="#00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3" style:family="text">
      <style:text-properties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4" style:family="text">
      <style:text-properties fo:color="#7f0055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5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6" style:family="text">
      <style:text-properties fo:color="#000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7" style:family="text">
      <style:text-properties fo:color="#008080" fo:font-family="Consolas" style:font-family-generic="swiss" style:font-pitch="fixed" fo:font-size="20pt" fo:font-style="italic" fo:font-weight="bold" style:font-family-asian="Consolas" style:font-family-generic-asian="swiss" style:font-pitch-asian="fixed" style:font-size-asian="20pt" style:font-style-asian="italic" style:font-weight-asian="bold" style:font-family-complex="Consolas" style:font-family-generic-complex="swiss" style:font-pitch-complex="fixed" style:font-size-complex="20pt" style:font-style-complex="italic" style:font-weight-complex="bold"/>
    </style:style>
    <style:style style:name="T28" style:family="text"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9" style:family="text"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0" style:family="text">
      <style:text-properties fo:color="#000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1" style:family="text">
      <style:text-properties fo:color="#0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color="#8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color="#00008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6" style:family="text">
      <style:text-properties fo:color="#000000" fo:font-family="Consolas" style:font-family-generic="swiss" style:font-pitch="fixed" fo:font-size="20pt" fo:font-style="italic" style:font-family-asian="Consolas" style:font-family-generic-asian="swiss" style:font-pitch-asian="fixed" style:font-size-asian="20pt" style:font-style-asian="italic" style:font-family-complex="Consolas" style:font-family-generic-complex="swiss" style:font-pitch-complex="fixed" style:font-size-complex="20pt" style:font-style-complex="italic"/>
    </style:style>
    <style:style style:name="T37" style:family="text">
      <style:text-properties fo:color="#8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8" style:family="text">
      <style:text-properties fo:color="#808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Frigo</text:p>
            <text:p><text:a xlink:href="https://github.com/FrigoCoder/">https://github.com/FrigoCoder/</text:a></text:p>
            <text:p><text:a xlink:href="mailto:sandor.orosz@ibm.com">sandor.orosz@ibm.com</text:a></text:p>
            <text:p><text:a xlink:href="mailto:frigocoder@gmail.com">frigocoder@gmail.com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va EE 6+ standard and central feature</text:p>
              </text:list-item>
              <text:list-item>
                <text:p>Formerly known as Web Beans</text:p>
              </text:list-item>
              <text:list-item>
                <text:p>Created to unify and integrate other Java EE technologies: Servlets, JSF, JSP, EL, EJB, JAX-RS, WebSocket, ...</text:p>
              </text:list-item>
              <text:list-item>
                <text:p>You might have used it alread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ervlets, JSF, JSP, EL, JAX-RS, …</text:p>
              <text:p>If you used Java EE, chances are you already used CDI without realizing it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9-10: @Inject JSR-330 (Java EE 6)</text:p>
              </text:list-item>
              <text:list-item>
                <text:p>2009-12: CDI 1.0 JSR-299 (Java EE 6)</text:p>
              </text:list-item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7" draw:layer="layout" svg:width="25.199cm" svg:height="15.375cm" svg:x="1.4cm" svg:y="4.914cm" presentation:class="outline" presentation:user-transformed="true">
          <draw:text-box>
            <text:list text:style-name="L2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8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Java EE Application Server</text:p>
                <text:list>
                  <text:list-item>
                    <text:p>CDI 2.0 supports Java SE</text:p>
                  </text:list-item>
                </text:list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9cm" svg:height="14.433cm" svg:x="1.4cm" svg:y="4.627cm" presentation:class="outline" presentation:user-transformed="true">
          <draw:text-box>
            <text:p text:style-name="P2"><text:span text:style-name="T1">&lt;</text:span><text:span text:style-name="T2">project</text:span><text:span text:style-name="T3"> </text:span><text:span text:style-name="T4">xmlns</text:span><text:span text:style-name="T5">=</text:span><text:span text:style-name="T6">"http://maven.apache.org/POM/4.0.0"</text:span><text:span text:style-name="T3"> </text:span></text:p>
            <text:p text:style-name="P2"><text:span text:style-name="T3"><text:s text:c="4"/></text:span><text:span text:style-name="T4">xmlns:xsi</text:span><text:span text:style-name="T5">=</text:span><text:span text:style-name="T6">"http://www.w3.org/2001/XMLSchema-instance"</text:span><text:span text:style-name="T3"> </text:span><text:span text:style-name="T4">xsi:schemaLocation</text:span><text:span text:style-name="T5">=</text:span><text:span text:style-name="T6">"http://maven.apache.org/POM/4.0.0 http://maven.apache.org/maven-v4_0_0.xsd"</text:span><text:span text:style-name="T1">&gt;</text:span></text:p>
            <text:p text:style-name="P2"><text:span text:style-name="T5"><text:s text:c="4"/></text:span><text:span text:style-name="T1">&lt;</text:span><text:span text:style-name="T2">modelVersion</text:span><text:span text:style-name="T1">&gt;</text:span><text:span text:style-name="T5">4.0.0</text:span><text:span text:style-name="T1">&lt;/</text:span><text:span text:style-name="T2">modelVersion</text:span><text:span text:style-name="T1">&gt;</text:span></text:p>
            <text:p text:style-name="P2"><text:span text:style-name="T3"/></text:p>
            <text:p text:style-name="P2"><text:span text:style-name="T5"><text:s text:c="4"/></text:span><text:span text:style-name="T1">&lt;</text:span><text:span text:style-name="T2">groupId</text:span><text:span text:style-name="T1">&gt;</text:span><text:span text:style-name="T7">frigo</text:span><text:span text:style-name="T1">&lt;/</text:span><text:span text:style-name="T2">groupId</text:span><text:span text:style-name="T1">&gt;</text:span></text:p>
            <text:p text:style-name="P2"><text:span text:style-name="T5"><text:s text:c="4"/></text:span><text:span text:style-name="T1">&lt;</text:span><text:span text:style-name="T2">artifactId</text:span><text:span text:style-name="T1">&gt;</text:span><text:span text:style-name="T7">cdi</text:span><text:span text:style-name="T1">&lt;/</text:span><text:span text:style-name="T2">artifactId</text:span><text:span text:style-name="T1">&gt;</text:span></text:p>
            <text:p text:style-name="P2"><text:span text:style-name="T5"><text:s text:c="4"/></text:span><text:span text:style-name="T1">&lt;</text:span><text:span text:style-name="T2">version</text:span><text:span text:style-name="T1">&gt;</text:span><text:span text:style-name="T5">1.0.0-SNAPSHOT</text:span><text:span text:style-name="T1">&lt;/</text:span><text:span text:style-name="T2">version</text:span><text:span text:style-name="T1">&gt;</text:span></text:p>
            <text:p text:style-name="P2"><text:span text:style-name="T5"><text:s text:c="4"/></text:span><text:span text:style-name="T1">&lt;</text:span><text:span text:style-name="T2">packaging</text:span><text:span text:style-name="T1">&gt;</text:span><text:span text:style-name="T5">war</text:span><text:span text:style-name="T1">&lt;/</text:span><text:span text:style-name="T2">packaging</text:span><text:span text:style-name="T1">&gt;</text:span></text:p>
            <text:p text:style-name="P2"><text:span text:style-name="T3"/></text:p>
            <text:p text:style-name="P2"><text:span text:style-name="T5"><text:s text:c="4"/></text:span><text:span text:style-name="T1">&lt;</text:span><text:span text:style-name="T2">dependencies</text:span><text:span text:style-name="T1">&gt;</text:span></text:p>
            <text:p text:style-name="P2"><text:span text:style-name="T3"/></text:p>
            <text:p text:style-name="P2"><text:span text:style-name="T5"><text:s text:c="8"/></text:span><text:span text:style-name="T1">&lt;</text:span><text:span text:style-name="T2">dependency</text:span><text:span text:style-name="T1">&gt;</text:span></text:p>
            <text:p text:style-name="P2"><text:span text:style-name="T5"><text:s text:c="12"/></text:span><text:span text:style-name="T1">&lt;</text:span><text:span text:style-name="T2">groupId</text:span><text:span text:style-name="T1">&gt;</text:span><text:span text:style-name="T7">javax</text:span><text:span text:style-name="T1">&lt;/</text:span><text:span text:style-name="T2">groupId</text:span><text:span text:style-name="T1">&gt;</text:span></text:p>
            <text:p text:style-name="P2"><text:span text:style-name="T5"><text:s text:c="12"/></text:span><text:span text:style-name="T1">&lt;</text:span><text:span text:style-name="T2">artifactId</text:span><text:span text:style-name="T1">&gt;</text:span><text:span text:style-name="T7">javaee</text:span><text:span text:style-name="T5">-</text:span><text:span text:style-name="T7">api</text:span><text:span text:style-name="T1">&lt;/</text:span><text:span text:style-name="T2">artifactId</text:span><text:span text:style-name="T1">&gt;</text:span></text:p>
            <text:p text:style-name="P2"><text:span text:style-name="T5"><text:s text:c="12"/></text:span><text:span text:style-name="T1">&lt;</text:span><text:span text:style-name="T2">version</text:span><text:span text:style-name="T1">&gt;</text:span><text:span text:style-name="T5">8.0.1</text:span><text:span text:style-name="T1">&lt;/</text:span><text:span text:style-name="T2">version</text:span><text:span text:style-name="T1">&gt;</text:span></text:p>
            <text:p text:style-name="P2"><text:span text:style-name="T5"><text:s text:c="8"/></text:span><text:span text:style-name="T1">&lt;/</text:span><text:span text:style-name="T2">dependency</text:span><text:span text:style-name="T1">&gt;</text:span></text:p>
            <text:p text:style-name="P2"><text:span text:style-name="T3"/></text:p>
            <text:p text:style-name="P2"><text:span text:style-name="T5"><text:s text:c="4"/></text:span><text:span text:style-name="T1">&lt;/</text:span><text:span text:style-name="T2">dependencies</text:span><text:span text:style-name="T1">&gt;</text:span></text:p>
            <text:p text:style-name="P2"><text:span text:style-name="T3"/></text:p>
            <text:p text:style-name="P2"><text:span text:style-name="T1">&lt;/</text:span><text:span text:style-name="T2">project</text:span><text:span text:style-name="T1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beans.xml</text:p>
          </draw:text-box>
        </draw:frame>
        <draw:frame presentation:style-name="pr10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1">&lt;</text:span><text:span text:style-name="T2">beans</text:span><text:span text:style-name="T3"> </text:span><text:span text:style-name="T4">xmlns</text:span><text:span text:style-name="T5">=</text:span><text:span text:style-name="T6">"http://xmlns.jcp.org/xml/ns/javaee"</text:span><text:span text:style-name="T3"> </text:span></text:p>
            <text:p text:style-name="P4"><text:span text:style-name="T3"><text:s text:c="4"/></text:span><text:span text:style-name="T4">xmlns:xsi</text:span><text:span text:style-name="T5">=</text:span><text:span text:style-name="T6">"http://www.w3.org/2001/XMLSchema-instance"</text:span><text:span text:style-name="T3"> </text:span><text:span text:style-name="T4">xsi:schemaLocation</text:span><text:span text:style-name="T5">=</text:span><text:span text:style-name="T6">"http://xmlns.jcp.org/xml/ns/javaee http://xmlns.jcp.org/xml/ns/javaee/beans_1_1.xsd"</text:span><text:span text:style-name="T3"> </text:span><text:span text:style-name="T4">bean-discovery-mode</text:span><text:span text:style-name="T5">=</text:span><text:span text:style-name="T6">"all"</text:span><text:span text:style-name="T1">&gt;</text:span></text:p>
            <text:p text:style-name="P4"><text:span text:style-name="T3"/></text:p>
            <text:p text:style-name="P4"><text:span text:style-name="T1">&lt;/</text:span><text:span text:style-name="T2">beans</text:span><text:span text:style-name="T1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vironment in which applications execute</text:p>
              </text:list-item>
              <text:list-item>
                <text:p>One container for all applications on the server</text:p>
              </text:list-item>
              <text:list-item>
                <text:p>Bootstraps your application</text:p>
              </text:list-item>
              <text:list-item>
                <text:p>Manages bean and bean graph lifecycle</text:p>
              </text:list-item>
              <text:list-item>
                <text:p>Manages contextes and bean resolution</text:p>
              </text:list-item>
              <text:list-item>
                <text:p>Manages interception</text:p>
              </text:list-item>
              <text:list-item>
                <text:p>Manages events</text:p>
              </text:list-item>
              <text:list-item>
                <text:p>Provides all CDI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naged 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is is a bean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HelloService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8">public</text:span><text:span text:style-name="T9"> </text:span><text:span text:style-name="T10">String</text:span><text:span text:style-name="T9"> </text:span><text:span text:style-name="T12">hello</text:span><text:span text:style-name="T9"> () {</text:span></text:p>
            <text:p text:style-name="P4"><text:span text:style-name="T9"><text:s text:c="8"/></text:span><text:span text:style-name="T8">return</text:span><text:span text:style-name="T9"> </text:span><text:span text:style-name="T13">"Hello World!"</text:span><text:span text:style-name="T9">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DI</text:p>
              </text:list-item>
              <text:list-item>
                <text:p>Dagger</text:p>
              </text:list-item>
              <text:list-item>
                <text:p>Guice</text:p>
              </text:list-item>
              <text:list-item>
                <text:p>PicoContainer</text:p>
              </text:list-item>
              <text:list-item>
                <text:p>Play Framework</text:p>
              </text:list-item>
              <text:list-item>
                <text:p>Sp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8">private</text:span><text:span text:style-name="T9"> </text:span><text:span text:style-name="T10">HelloService</text:span><text:span text:style-name="T9"> </text:span><text:span text:style-name="T14">hello</text:span><text:span text:style-name="T9">;</text:span></text:p>
            <text:p text:style-name="P4"><text:span text:style-name="T11"/></text:p>
            <text:p text:style-name="P4"><text:span text:style-name="T9"><text:s text:c="4"/></text:span><text:span text:style-name="T15">@Inject</text:span></text:p>
            <text:p text:style-name="P4"><text:span text:style-name="T9"><text:s text:c="4"/></text:span><text:span text:style-name="T8">public</text:span><text:span text:style-name="T9"> </text:span><text:span text:style-name="T12">GreeterClient</text:span><text:span text:style-name="T9"> (</text:span><text:span text:style-name="T10">HelloService</text:span><text:span text:style-name="T9"> </text:span><text:span text:style-name="T16">hello</text:span><text:span text:style-name="T9">) {</text:span></text:p>
            <text:p text:style-name="P4"><text:span text:style-name="T9"><text:s text:c="8"/></text:span><text:span text:style-name="T8">this</text:span><text:span text:style-name="T9">.hello </text:span><text:span text:style-name="T9">= </text:span><text:span text:style-name="T17">hello</text:span><text:span text:style-name="T9">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8">private</text:span><text:span text:style-name="T9"> </text:span><text:span text:style-name="T10">HelloService</text:span><text:span text:style-name="T9"> </text:span><text:span text:style-name="T14">hello</text:span><text:span text:style-name="T9">;</text:span></text:p>
            <text:p text:style-name="P4"><text:span text:style-name="T11"/></text:p>
            <text:p text:style-name="P4"><text:span text:style-name="T9"><text:s text:c="4"/></text:span><text:span text:style-name="T15">@Inject</text:span></text:p>
            <text:p text:style-name="P4"><text:span text:style-name="T9"><text:s text:c="4"/></text:span><text:span text:style-name="T8">public</text:span><text:span text:style-name="T9"> </text:span><text:span text:style-name="T8">void</text:span><text:span text:style-name="T9"> </text:span><text:span text:style-name="T12">setService</text:span><text:span text:style-name="T9"> (</text:span><text:span text:style-name="T10">HelloService</text:span><text:span text:style-name="T9"> </text:span><text:span text:style-name="T16">hello</text:span><text:span text:style-name="T9">) {</text:span></text:p>
            <text:p text:style-name="P4"><text:span text:style-name="T9"><text:s text:c="8"/></text:span><text:span text:style-name="T8">this</text:span><text:span text:style-name="T9">.</text:span><text:span text:style-name="T14">hello</text:span><text:span text:style-name="T9"> = </text:span><text:span text:style-name="T17">hello</text:span><text:span text:style-name="T9">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15">@Inject</text:span></text:p>
            <text:p text:style-name="P4"><text:span text:style-name="T9"><text:s text:c="4"/></text:span><text:span text:style-name="T8">private</text:span><text:span text:style-name="T9"> </text:span><text:span text:style-name="T10">HelloService</text:span><text:span text:style-name="T9"> </text:span><text:span text:style-name="T14">hello</text:span><text:span text:style-name="T9">;</text:span></text:p>
            <text:p text:style-name="P4"><text:span text:style-name="T11"/></text:p>
            <text:p text:style-name="P4"><text:span text:style-name="T9"><text:s text:c="4"/></text:span><text:span text:style-name="T8">public</text:span><text:span text:style-name="T9"> </text:span><text:span text:style-name="T8">void</text:span><text:span text:style-name="T9"> </text:span><text:span text:style-name="T12">displayHello</text:span><text:span text:style-name="T9"> () {</text:span></text:p>
            <text:p text:style-name="P4"><text:span text:style-name="T9"><text:s text:c="8"/></text:span><text:span text:style-name="T18">display</text:span><text:span text:style-name="T9">(</text:span><text:span text:style-name="T14">hello</text:span><text:span text:style-name="T9">.hello())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8"><text:span text:style-name="T8">public</text:span><text:span text:style-name="T9"> </text:span><text:span text:style-name="T8">interface</text:span><text:span text:style-name="T9"> </text:span><text:span text:style-name="T19">HelloService</text:span><text:span text:style-name="T9"> {</text:span></text:p>
            <text:p text:style-name="P8"><text:span text:style-name="T9"/></text:p>
            <text:p text:style-name="P8"><text:span text:style-name="T9"><text:s text:c="4"/></text:span><text:span text:style-name="T8">public</text:span><text:span text:style-name="T9"> </text:span><text:span text:style-name="T10">String</text:span><text:span text:style-name="T9"> </text:span><text:span text:style-name="T12">hello</text:span><text:span text:style-name="T9"> ();</text:span></text:p>
            <text:p text:style-name="P8"><text:span text:style-name="T9"/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10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20">org.jboss.weld.exceptions.DeploymentException</text:span><text:span text:style-name="T21">: WELD-001408: Unsatisfied dependencies for type HelloService with qualifiers @Default</text:span></text:p>
            <text:p text:style-name="P4"><text:span text:style-name="T22"><text:s text:c="2"/></text:span><text:span text:style-name="T22">at injection point [BackedAnnotatedField] @Inject private GreeterClient.hello</text:span></text:p>
            <text:p text:style-name="P4"><text:span text:style-name="T22"><text:s text:c="2"/></text:span><text:span text:style-name="T22">at GreeterClient.hello(</text:span><text:span text:style-name="T20">GreeterClient.java:0</text:span><text:span text:style-name="T22">)</text:span></text:p>
            <text:p text:style-name="P4"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11" draw:text-style-name="P11" draw:layer="layout" svg:width="25.199cm" svg:height="14.111cm" svg:x="1.4cm" svg:y="4.914cm" presentation:class="outline" presentation:user-transformed="true">
          <draw:text-box>
            <text:p text:style-name="P4"><text:span text:style-name="T24">public</text:span><text:span text:style-name="T25"> </text:span><text:span text:style-name="T24">class</text:span><text:span text:style-name="T25"> </text:span><text:span text:style-name="T26">English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4"><text:span text:style-name="T28"/></text:p>
            <text:p text:style-name="P4"><text:span text:style-name="T25"><text:s text:c="4"/></text:span><text:span text:style-name="T29">@Override</text:span></text:p>
            <text:p text:style-name="P4"><text:span text:style-name="T25"><text:s text:c="4"/></text:span><text:span text:style-name="T24">public</text:span><text:span text:style-name="T25"> </text:span><text:span text:style-name="T26">String</text:span><text:span text:style-name="T25"> </text:span><text:span text:style-name="T30">hello</text:span><text:span text:style-name="T25"> () {</text:span></text:p>
            <text:p text:style-name="P4"><text:span text:style-name="T25"><text:s text:c="8"/></text:span><text:span text:style-name="T24">return</text:span><text:span text:style-name="T25"> </text:span><text:span text:style-name="T31">"Hello World!"</text:span><text:span text:style-name="T25">;</text:span></text:p>
            <text:p text:style-name="P4"><text:span text:style-name="T25"><text:s text:c="4"/></text:span><text:span text:style-name="T25">}</text:span></text:p>
            <text:p text:style-name="P4"><text:span text:style-name="T28"/></text:p>
            <text:p text:style-name="P4"><text:span text:style-name="T25">}</text:span></text:p>
            <text:p text:style-name="P4"><text:span text:style-name="T25"/></text:p>
            <text:p text:style-name="P4"><text:span text:style-name="T24">public</text:span><text:span text:style-name="T25"> </text:span><text:span text:style-name="T24">class</text:span><text:span text:style-name="T25"> </text:span><text:span text:style-name="T26">Hungarian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4"><text:span text:style-name="T28"/></text:p>
            <text:p text:style-name="P4"><text:span text:style-name="T25"><text:s text:c="4"/></text:span><text:span text:style-name="T29">@Override</text:span></text:p>
            <text:p text:style-name="P4"><text:span text:style-name="T25"><text:s text:c="4"/></text:span><text:span text:style-name="T24">public</text:span><text:span text:style-name="T25"> </text:span><text:span text:style-name="T26">String</text:span><text:span text:style-name="T25"> </text:span><text:span text:style-name="T30">hello</text:span><text:span text:style-name="T25"> () {</text:span></text:p>
            <text:p text:style-name="P4"><text:span text:style-name="T25"><text:s text:c="8"/></text:span><text:span text:style-name="T24">return</text:span><text:span text:style-name="T25"> </text:span><text:span text:style-name="T31">"Helló Világ!"</text:span><text:span text:style-name="T25">;</text:span></text:p>
            <text:p text:style-name="P4"><text:span text:style-name="T25"><text:s text:c="4"/></text:span><text:span text:style-name="T25">}</text:span></text:p>
            <text:p text:style-name="P4"><text:span text:style-name="T28"/></text:p>
            <text:p text:style-name="P4"><text:span text:style-name="T2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mbiguous dependencies</text:p>
          </draw:text-box>
        </draw:frame>
        <draw:frame presentation:style-name="pr10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20">org.jboss.weld.exceptions.DeploymentException</text:span><text:span text:style-name="T21">: WELD-001409: Ambiguous dependencies for type HelloService with qualifiers @Default</text:span></text:p>
            <text:p text:style-name="P4"><text:span text:style-name="T22"><text:s text:c="2"/></text:span><text:span text:style-name="T22">at injection point [BackedAnnotatedField] @Inject private GreeterClient.hello</text:span></text:p>
            <text:p text:style-name="P4"><text:span text:style-name="T22"><text:s text:c="2"/></text:span><text:span text:style-name="T22">at GreeterClient.hello(</text:span><text:span text:style-name="T20">GreeterClient.java:0</text:span><text:span text:style-name="T22">)</text:span></text:p>
            <text:p text:style-name="P4"><text:span text:style-name="T22"><text:s text:c="2"/></text:span><text:span text:style-name="T22">Possible dependencies: </text:span></text:p>
            <text:p text:style-name="P4"><text:span text:style-name="T22"><text:s text:c="2"/></text:span><text:span text:style-name="T22">- Managed Bean [class HungarianHelloService] with qualifiers [@Any @Default],</text:span></text:p>
            <text:p text:style-name="P4"><text:span text:style-name="T22"><text:s text:c="2"/></text:span><text:span text:style-name="T22">- Managed Bean [class EnglishHelloService] with qualifiers [@Any @Default]</text:span></text:p>
            <text:p text:style-name="P4"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</text:p>
          </draw:text-box>
        </draw:frame>
        <draw:frame presentation:style-name="pr10" draw:text-style-name="P6" draw:layer="layout" svg:width="25.199cm" svg:height="13.859cm" svg:x="1.4cm" svg:y="4.914cm" presentation:class="outline">
          <draw:text-box>
            <text:p text:style-name="P12"><text:span text:style-name="T32">@Qualifier</text:span></text:p>
            <text:p text:style-name="P8"><text:span text:style-name="T15">@Retention</text:span><text:span text:style-name="T9">(</text:span><text:span text:style-name="T33">RUNTIME</text:span><text:span text:style-name="T9">)</text:span></text:p>
            <text:p text:style-name="P8"><text:span text:style-name="T15">@Target</text:span><text:span text:style-name="T9">({</text:span><text:span text:style-name="T33">FIELD</text:span><text:span text:style-name="T9">, </text:span><text:span text:style-name="T33">TYPE</text:span><text:span text:style-name="T9">, </text:span><text:span text:style-name="T33">METHOD</text:span><text:span text:style-name="T9">, </text:span><text:span text:style-name="T33">PARAMETER</text:span><text:span text:style-name="T9">})</text:span></text:p>
            <text:p text:style-name="P8"><text:span text:style-name="T8">public</text:span><text:span text:style-name="T9"> </text:span><text:span text:style-name="T8">@interface</text:span><text:span text:style-name="T9"> </text:span><text:span text:style-name="T15">English</text:span><text:span text:style-name="T9"> {</text:span></text:p>
            <text:p text:style-name="P9"><text:span text:style-name="T32">}</text:span></text:p>
            <text:p text:style-name="P9"><text:span text:style-name="T32"/></text:p>
            <text:p text:style-name="P12"><text:span text:style-name="T32">@Qualifier</text:span></text:p>
            <text:p text:style-name="P8"><text:span text:style-name="T15">@Retention</text:span><text:span text:style-name="T9">(</text:span><text:span text:style-name="T33">RUNTIME</text:span><text:span text:style-name="T9">)</text:span></text:p>
            <text:p text:style-name="P8"><text:span text:style-name="T15">@Target</text:span><text:span text:style-name="T9">({</text:span><text:span text:style-name="T33">FIELD</text:span><text:span text:style-name="T9">, </text:span><text:span text:style-name="T33">TYPE</text:span><text:span text:style-name="T9">, </text:span><text:span text:style-name="T33">METHOD</text:span><text:span text:style-name="T9">, </text:span><text:span text:style-name="T33">PARAMETER</text:span><text:span text:style-name="T9">})</text:span></text:p>
            <text:p text:style-name="P8"><text:span text:style-name="T8">public</text:span><text:span text:style-name="T9"> </text:span><text:span text:style-name="T8">@interface</text:span><text:span text:style-name="T9"> </text:span><text:span text:style-name="T15">Hungarian</text:span><text:span text:style-name="T9"> {</text:span></text:p>
            <text:p text:style-name="P9"><text:span text:style-name="T3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beans</text:p>
          </draw:text-box>
        </draw:frame>
        <draw:frame presentation:style-name="pr10" draw:text-style-name="P11" draw:layer="layout" svg:width="25.199cm" svg:height="15.771cm" svg:x="1.4cm" svg:y="3.958cm" presentation:class="outline" presentation:user-transformed="true">
          <draw:text-box>
            <text:p text:style-name="P13"><text:span text:style-name="T34">@English</text:span></text:p>
            <text:p text:style-name="P14"><text:span text:style-name="T24">public</text:span><text:span text:style-name="T25"> </text:span><text:span text:style-name="T24">class</text:span><text:span text:style-name="T25"> </text:span><text:span text:style-name="T26">English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14"><text:span text:style-name="T25"/></text:p>
            <text:p text:style-name="P14"><text:span text:style-name="T25"><text:s text:c="4"/></text:span><text:span text:style-name="T29">@Override</text:span></text:p>
            <text:p text:style-name="P14"><text:span text:style-name="T29"><text:s text:c="4"/></text:span><text:span text:style-name="T24">public</text:span><text:span text:style-name="T25"> </text:span><text:span text:style-name="T26">String</text:span><text:span text:style-name="T25"> </text:span><text:span text:style-name="T30">hello</text:span><text:span text:style-name="T25"> () {</text:span></text:p>
            <text:p text:style-name="P14"><text:span text:style-name="T25"><text:s text:c="8"/></text:span><text:span text:style-name="T24">return</text:span><text:span text:style-name="T25"> </text:span><text:span text:style-name="T31">"Hello World!"</text:span><text:span text:style-name="T25">;</text:span></text:p>
            <text:p text:style-name="P15"><text:span text:style-name="T34"><text:s text:c="4"/></text:span><text:span text:style-name="T34">}</text:span></text:p>
            <text:p text:style-name="P15"><text:span text:style-name="T34"/></text:p>
            <text:p text:style-name="P14"><text:span text:style-name="T34">}</text:span></text:p>
            <text:p text:style-name="P15"><text:span text:style-name="T34"/></text:p>
            <text:p text:style-name="P13"><text:span text:style-name="T34">@Hungarian</text:span></text:p>
            <text:p text:style-name="P14"><text:span text:style-name="T24">public</text:span><text:span text:style-name="T25"> </text:span><text:span text:style-name="T24">class</text:span><text:span text:style-name="T25"> </text:span><text:span text:style-name="T26">Hungarian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14"><text:span text:style-name="T25"/></text:p>
            <text:p text:style-name="P14"><text:span text:style-name="T25"><text:s text:c="4"/></text:span><text:span text:style-name="T29">@Override</text:span></text:p>
            <text:p text:style-name="P14"><text:span text:style-name="T25"><text:s text:c="4"/></text:span><text:span text:style-name="T24">public</text:span><text:span text:style-name="T25"> </text:span><text:span text:style-name="T26">String</text:span><text:span text:style-name="T25"> </text:span><text:span text:style-name="T30">hello</text:span><text:span text:style-name="T25"> () {</text:span></text:p>
            <text:p text:style-name="P14"><text:span text:style-name="T25"><text:s text:c="8"/></text:span><text:span text:style-name="T24">return</text:span><text:span text:style-name="T25"> </text:span><text:span text:style-name="T31">"Helló Világ!"</text:span><text:span text:style-name="T25">;</text:span></text:p>
            <text:p text:style-name="P15"><text:span text:style-name="T34"><text:s text:c="4"/></text:span><text:span text:style-name="T34">}</text:span></text:p>
            <text:p text:style-name="P15"><text:span text:style-name="T34"/></text:p>
            <text:p text:style-name="P14"><text:span text:style-name="T3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injection points</text:p>
          </draw:text-box>
        </draw:frame>
        <draw:frame presentation:style-name="pr10" draw:text-style-name="P11" draw:layer="layout" svg:width="25.199cm" svg:height="15.771cm" svg:x="1.4cm" svg:y="3.958cm" presentation:class="outline" presentation:user-transformed="true">
          <draw:text-box>
            <text:p text:style-name="P14"><text:span text:style-name="T24">public</text:span><text:span text:style-name="T25"> </text:span><text:span text:style-name="T24">class</text:span><text:span text:style-name="T25"> </text:span><text:span text:style-name="T26">GreeterClient</text:span><text:span text:style-name="T25"> {</text:span></text:p>
            <text:p text:style-name="P14"><text:span text:style-name="T25"/></text:p>
            <text:p text:style-name="P14"><text:span text:style-name="T25"><text:s text:c="4"/></text:span><text:span text:style-name="T29">@Inject @English</text:span><text:span text:style-name="T30"> </text:span><text:span text:style-name="T24">private</text:span><text:span text:style-name="T25"> </text:span><text:span text:style-name="T27">HelloService</text:span><text:span text:style-name="T25"> </text:span><text:span text:style-name="T35">hello</text:span><text:span text:style-name="T25">;</text:span></text:p>
            <text:p text:style-name="P14"><text:span text:style-name="T25"/></text:p>
            <text:p text:style-name="P14"><text:span text:style-name="T25"><text:s text:c="4"/></text:span><text:span text:style-name="T24">public</text:span><text:span text:style-name="T25"> </text:span><text:span text:style-name="T24">void</text:span><text:span text:style-name="T25"> </text:span><text:span text:style-name="T30">hello</text:span><text:span text:style-name="T25"> () {</text:span></text:p>
            <text:p text:style-name="P14"><text:span text:style-name="T25"><text:s text:c="8"/></text:span><text:span text:style-name="T36">sayHello</text:span><text:span text:style-name="T25">(</text:span><text:span text:style-name="T35">hello</text:span><text:span text:style-name="T25">.</text:span><text:span text:style-name="T36">hello</text:span><text:span text:style-name="T25">());</text:span></text:p>
            <text:p text:style-name="P15"><text:span text:style-name="T25"><text:s text:c="4"/></text:span><text:span text:style-name="T25">}</text:span></text:p>
            <text:p text:style-name="P15"><text:span text:style-name="T25"/></text:p>
            <text:p text:style-name="P14"><text:span text:style-name="T25">}</text:span></text:p>
            <text:p text:style-name="P14"><text:span text:style-name="T34"/></text:p>
            <text:p text:style-name="P14"><text:span text:style-name="T24">public</text:span><text:span text:style-name="T25"> </text:span><text:span text:style-name="T24">class</text:span><text:span text:style-name="T25"> </text:span><text:span text:style-name="T26">GreeterClient</text:span><text:span text:style-name="T25"> {</text:span></text:p>
            <text:p text:style-name="P14"><text:span text:style-name="T25"/></text:p>
            <text:p text:style-name="P14"><text:span text:style-name="T25"><text:s text:c="4"/></text:span><text:span text:style-name="T29">@Inject</text:span><text:span text:style-name="T30"> </text:span><text:span text:style-name="T29">@Hungarian</text:span><text:span text:style-name="T30"> </text:span><text:span text:style-name="T24">private</text:span><text:span text:style-name="T25"> </text:span><text:span text:style-name="T27">HelloService</text:span><text:span text:style-name="T25"> </text:span><text:span text:style-name="T35">hello</text:span><text:span text:style-name="T25">;</text:span></text:p>
            <text:p text:style-name="P14"><text:span text:style-name="T25"/></text:p>
            <text:p text:style-name="P14"><text:span text:style-name="T25"><text:s text:c="4"/></text:span><text:span text:style-name="T24">public</text:span><text:span text:style-name="T25"> </text:span><text:span text:style-name="T24">void</text:span><text:span text:style-name="T25"> </text:span><text:span text:style-name="T30">hello</text:span><text:span text:style-name="T25"> () {</text:span></text:p>
            <text:p text:style-name="P14"><text:span text:style-name="T25"><text:s text:c="8"/></text:span><text:span text:style-name="T36">sayHello</text:span><text:span text:style-name="T25">(</text:span><text:span text:style-name="T35">hello</text:span><text:span text:style-name="T25">.</text:span><text:span text:style-name="T36">hello</text:span><text:span text:style-name="T25">());</text:span></text:p>
            <text:p text:style-name="P15"><text:span text:style-name="T25"><text:s text:c="4"/></text:span><text:span text:style-name="T25">}</text:span></text:p>
            <text:p text:style-name="P15"><text:span text:style-name="T25"/></text:p>
            <text:p text:style-name="P14"><text:span text:style-name="T2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 can have members</text:p>
          </draw:text-box>
        </draw:frame>
        <draw:frame presentation:style-name="pr10" draw:text-style-name="P11" draw:layer="layout" svg:width="25.199cm" svg:height="13.859cm" svg:x="1.4cm" svg:y="4.914cm" presentation:class="outline" presentation:user-transformed="true">
          <draw:text-box>
            <text:p text:style-name="P13"><text:span text:style-name="T34">@Qualifier</text:span></text:p>
            <text:p text:style-name="P14"><text:span text:style-name="T29">@Retention</text:span><text:span text:style-name="T25">(</text:span><text:span text:style-name="T37">RUNTIME</text:span><text:span text:style-name="T25">)</text:span></text:p>
            <text:p text:style-name="P14"><text:span text:style-name="T29">@Target</text:span><text:span text:style-name="T25">({</text:span><text:span text:style-name="T37">FIELD</text:span><text:span text:style-name="T25">, </text:span><text:span text:style-name="T37">TYPE</text:span><text:span text:style-name="T25">, </text:span><text:span text:style-name="T37">METHOD</text:span><text:span text:style-name="T25">, </text:span><text:span text:style-name="T37">PARAMETER</text:span><text:span text:style-name="T25">})</text:span></text:p>
            <text:p text:style-name="P14"><text:span text:style-name="T24">public</text:span><text:span text:style-name="T25"> </text:span><text:span text:style-name="T24">@interface</text:span><text:span text:style-name="T25"> </text:span><text:span text:style-name="T29">Language</text:span><text:span text:style-name="T25"> {</text:span></text:p>
            <text:p text:style-name="P14"><text:span text:style-name="T34"/></text:p>
            <text:p text:style-name="P14"><text:span text:style-name="T25"><text:s text:c="4"/></text:span><text:span text:style-name="T38">Languages</text:span><text:span text:style-name="T25"> </text:span><text:span text:style-name="T30">value</text:span><text:span text:style-name="T25"> ();</text:span></text:p>
            <text:p text:style-name="P14"><text:span text:style-name="T34"/></text:p>
            <text:p text:style-name="P14"><text:span text:style-name="T25"><text:s text:c="4"/></text:span><text:span text:style-name="T24">public</text:span><text:span text:style-name="T25"> </text:span><text:span text:style-name="T24">enum</text:span><text:span text:style-name="T25"> </text:span><text:span text:style-name="T38">Languages</text:span><text:span text:style-name="T25"> {</text:span></text:p>
            <text:p text:style-name="P14"><text:span text:style-name="T34"/></text:p>
            <text:p text:style-name="P14"><text:span text:style-name="T25"><text:s text:c="8"/></text:span><text:span text:style-name="T37">ENGLISH</text:span><text:span text:style-name="T25">,</text:span></text:p>
            <text:p text:style-name="P14"><text:span text:style-name="T25"><text:s text:c="8"/></text:span><text:span text:style-name="T37">HUNGARIAN</text:span></text:p>
            <text:p text:style-name="P15"><text:span text:style-name="T34"><text:s text:c="4"/></text:span><text:span text:style-name="T34">}</text:span></text:p>
            <text:p text:style-name="P14"><text:span text:style-name="T34"/></text:p>
            <text:p text:style-name="P15"><text:span text:style-name="T3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beans</text:p>
          </draw:text-box>
        </draw:frame>
        <draw:frame presentation:style-name="pr10" draw:text-style-name="P11" draw:layer="layout" svg:width="25.199cm" svg:height="15.771cm" svg:x="1.4cm" svg:y="3.95cm" presentation:class="outline" presentation:user-transformed="true">
          <draw:text-box>
            <text:p text:style-name="P14"><text:span text:style-name="T29">@Language</text:span><text:span text:style-name="T25">(</text:span><text:span text:style-name="T37">ENGLISH</text:span><text:span text:style-name="T25">)</text:span></text:p>
            <text:p text:style-name="P14"><text:span text:style-name="T24">public</text:span><text:span text:style-name="T25"> </text:span><text:span text:style-name="T24">class</text:span><text:span text:style-name="T25"> </text:span><text:span text:style-name="T26">English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14"><text:span text:style-name="T34"/></text:p>
            <text:p text:style-name="P14"><text:span text:style-name="T25"><text:s text:c="4"/></text:span><text:span text:style-name="T29">@Override</text:span></text:p>
            <text:p text:style-name="P14"><text:span text:style-name="T25"><text:s text:c="4"/></text:span><text:span text:style-name="T24">public</text:span><text:span text:style-name="T25"> </text:span><text:span text:style-name="T26">String</text:span><text:span text:style-name="T25"> </text:span><text:span text:style-name="T30">hello</text:span><text:span text:style-name="T25"> () {</text:span></text:p>
            <text:p text:style-name="P14"><text:span text:style-name="T25"><text:s text:c="8"/></text:span><text:span text:style-name="T24">return</text:span><text:span text:style-name="T25"> </text:span><text:span text:style-name="T31">"Hello World!"</text:span><text:span text:style-name="T25">;</text:span></text:p>
            <text:p text:style-name="P15"><text:span text:style-name="T34"><text:s text:c="4"/></text:span><text:span text:style-name="T34">}</text:span></text:p>
            <text:p text:style-name="P14"><text:span text:style-name="T34"/></text:p>
            <text:p text:style-name="P15"><text:span text:style-name="T34">}</text:span></text:p>
            <text:p text:style-name="P15"><text:span text:style-name="T34"/></text:p>
            <text:p text:style-name="P14"><text:span text:style-name="T29">@Language</text:span><text:span text:style-name="T25">(</text:span><text:span text:style-name="T37">HUNGARIAN</text:span><text:span text:style-name="T25">)</text:span></text:p>
            <text:p text:style-name="P14"><text:span text:style-name="T24">public</text:span><text:span text:style-name="T25"> </text:span><text:span text:style-name="T24">class</text:span><text:span text:style-name="T25"> </text:span><text:span text:style-name="T26">Hungarian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14"><text:span text:style-name="T34"/></text:p>
            <text:p text:style-name="P14"><text:span text:style-name="T25"><text:s text:c="4"/></text:span><text:span text:style-name="T29">@Override</text:span></text:p>
            <text:p text:style-name="P14"><text:span text:style-name="T25"><text:s text:c="4"/></text:span><text:span text:style-name="T24">public</text:span><text:span text:style-name="T25"> </text:span><text:span text:style-name="T26">String</text:span><text:span text:style-name="T25"> </text:span><text:span text:style-name="T30">hello</text:span><text:span text:style-name="T25"> () {</text:span></text:p>
            <text:p text:style-name="P14"><text:span text:style-name="T25"><text:s text:c="8"/></text:span><text:span text:style-name="T24">return</text:span><text:span text:style-name="T25"> </text:span><text:span text:style-name="T31">"Helló Világ!"</text:span><text:span text:style-name="T25">;</text:span></text:p>
            <text:p text:style-name="P15"><text:span text:style-name="T34"><text:s text:c="4"/></text:span><text:span text:style-name="T34">}</text:span></text:p>
            <text:p text:style-name="P14"><text:span text:style-name="T34"/></text:p>
            <text:p text:style-name="P15"><text:span text:style-name="T3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injections</text:p>
          </draw:text-box>
        </draw:frame>
        <draw:frame presentation:style-name="pr10" draw:text-style-name="P11" draw:layer="layout" svg:width="25.199cm" svg:height="15.771cm" svg:x="1.4cm" svg:y="4.499cm" presentation:class="outline" presentation:user-transformed="true">
          <draw:text-box>
            <text:p text:style-name="P14"><text:span text:style-name="T24">public</text:span><text:span text:style-name="T25"> </text:span><text:span text:style-name="T24">class</text:span><text:span text:style-name="T25"> </text:span><text:span text:style-name="T26">GreeterClient</text:span><text:span text:style-name="T25"> {</text:span></text:p>
            <text:p text:style-name="P14"><text:span text:style-name="T28"/></text:p>
            <text:p text:style-name="P14"><text:span text:style-name="T25"><text:s text:c="4"/></text:span><text:span text:style-name="T29">@Inject</text:span><text:span text:style-name="T25"> </text:span><text:span text:style-name="T29">@Language</text:span><text:span text:style-name="T25">(</text:span><text:span text:style-name="T37">ENGLISH</text:span><text:span text:style-name="T25">) </text:span><text:span text:style-name="T24">private</text:span><text:span text:style-name="T25"> </text:span><text:span text:style-name="T27">HelloService</text:span><text:span text:style-name="T25"> </text:span><text:span text:style-name="T35">hello</text:span><text:span text:style-name="T25">;</text:span></text:p>
            <text:p text:style-name="P14"><text:span text:style-name="T28"/></text:p>
            <text:p text:style-name="P14"><text:span text:style-name="T25"><text:s text:c="4"/></text:span><text:span text:style-name="T24">public</text:span><text:span text:style-name="T25"> </text:span><text:span text:style-name="T24">void</text:span><text:span text:style-name="T25"> </text:span><text:span text:style-name="T30">hello</text:span><text:span text:style-name="T25"> () {</text:span></text:p>
            <text:p text:style-name="P14"><text:span text:style-name="T25"><text:s text:c="8"/></text:span><text:span text:style-name="T36">sayHello</text:span><text:span text:style-name="T25">(</text:span><text:span text:style-name="T35">hello</text:span><text:span text:style-name="T25">.</text:span><text:span text:style-name="T36">hello</text:span><text:span text:style-name="T25">());</text:span></text:p>
            <text:p text:style-name="P15"><text:span text:style-name="T28"><text:s text:c="4"/></text:span><text:span text:style-name="T28">}</text:span></text:p>
            <text:p text:style-name="P14"><text:span text:style-name="T28"/></text:p>
            <text:p text:style-name="P15"><text:span text:style-name="T28">}</text:span></text:p>
            <text:p text:style-name="P15"><text:span text:style-name="T28"/></text:p>
            <text:p text:style-name="P14"><text:span text:style-name="T24">public</text:span><text:span text:style-name="T25"> </text:span><text:span text:style-name="T24">class</text:span><text:span text:style-name="T25"> </text:span><text:span text:style-name="T26">GreeterClient</text:span><text:span text:style-name="T25"> {</text:span></text:p>
            <text:p text:style-name="P14"><text:span text:style-name="T25"/></text:p>
            <text:p text:style-name="P14"><text:span text:style-name="T25"><text:s text:c="4"/></text:span><text:span text:style-name="T29">@Inject</text:span><text:span text:style-name="T25"> </text:span><text:span text:style-name="T29">@Language</text:span><text:span text:style-name="T25">(</text:span><text:span text:style-name="T37">HUNGARIAN</text:span><text:span text:style-name="T25">) </text:span><text:span text:style-name="T24">private</text:span><text:span text:style-name="T25"> </text:span><text:span text:style-name="T27">HelloService</text:span><text:span text:style-name="T25"> </text:span><text:span text:style-name="T35">hello</text:span><text:span text:style-name="T25">;</text:span></text:p>
            <text:p text:style-name="P14"><text:span text:style-name="T25"/></text:p>
            <text:p text:style-name="P14"><text:span text:style-name="T25"><text:s text:c="4"/></text:span><text:span text:style-name="T24">public</text:span><text:span text:style-name="T25"> </text:span><text:span text:style-name="T24">void</text:span><text:span text:style-name="T25"> </text:span><text:span text:style-name="T30">hello</text:span><text:span text:style-name="T25"> () {</text:span></text:p>
            <text:p text:style-name="P14"><text:span text:style-name="T25"><text:s text:c="8"/></text:span><text:span text:style-name="T36">sayHello</text:span><text:span text:style-name="T25">(</text:span><text:span text:style-name="T35">hello</text:span><text:span text:style-name="T25">.</text:span><text:span text:style-name="T36">hello</text:span><text:span text:style-name="T25">());</text:span></text:p>
            <text:p text:style-name="P15"><text:span text:style-name="T25"><text:s text:c="4"/></text:span><text:span text:style-name="T25">}</text:span></text:p>
            <text:p text:style-name="P14"><text:span text:style-name="T25"/></text:p>
            <text:p text:style-name="P15"><text:span text:style-name="T2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8T21:31:12.54</meta:creation-date>
    <meta:editing-duration>PT13H10M</meta:editing-duration>
    <meta:editing-cycles>185</meta:editing-cycles>
    <meta:generator>OpenOffice/4.1.5$Win32 OpenOffice.org_project/415m1$Build-9789</meta:generator>
    <dc:date>2019-07-10T21:21:58.43</dc:date>
    <meta:document-statistic meta:object-count="125"/>
  </office:meta>
</office:document-meta>
</file>